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4cm" fo:min-width="0.174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color="#000000" draw:textarea-vertical-align="middle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296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521cm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52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745cm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971cm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4cm" fo:min-width="1.971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3cm" fo:min-width="2.419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97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4cm" fo:min-width="1.521cm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vertical-align="middle" draw:auto-grow-height="false" fo:min-height="0.874cm" fo:min-width="1.971cm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82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38cm" draw:transform="skewX (-0.0106465084371654) rotate (-0.248011286708394) translate (1.856cm 0.93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226cm" svg:y1="2.933cm" svg:x2="2.226cm" svg:y2="1.981cm">
          <text:p/>
        </draw:line>
        <draw:line draw:style-name="gr3" draw:text-style-name="P3" draw:layer="layout" svg:x1="1.909cm" svg:y1="3.25cm" svg:x2="2.226cm" svg:y2="2.932cm">
          <text:p/>
        </draw:line>
        <draw:line draw:style-name="gr2" draw:text-style-name="P2" draw:layer="layout" svg:x1="2.227cm" svg:y1="2.933cm" svg:x2="2.544cm" svg:y2="3.25cm">
          <text:p/>
        </draw:line>
        <draw:line draw:style-name="gr2" draw:text-style-name="P2" draw:layer="layout" svg:x1="1.909cm" svg:y1="2.298cm" svg:x2="2.544cm" svg:y2="2.298cm">
          <text:p/>
        </draw:line>
        <draw:custom-shape draw:style-name="gr1" draw:text-style-name="P1" draw:layer="layout" svg:width="0.952cm" svg:height="0.938cm" draw:transform="skewX (-0.0106465084371654) rotate (-0.248011286708394) translate (1.856cm 4.07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226cm" svg:y1="6.08cm" svg:x2="2.226cm" svg:y2="5.128cm">
          <text:p/>
        </draw:line>
        <draw:line draw:style-name="gr3" draw:text-style-name="P3" draw:layer="layout" svg:x1="1.909cm" svg:y1="6.397cm" svg:x2="2.226cm" svg:y2="6.079cm">
          <text:p/>
        </draw:line>
        <draw:line draw:style-name="gr2" draw:text-style-name="P2" draw:layer="layout" svg:x1="2.227cm" svg:y1="6.08cm" svg:x2="2.544cm" svg:y2="6.397cm">
          <text:p/>
        </draw:line>
        <draw:line draw:style-name="gr2" draw:text-style-name="P2" draw:layer="layout" svg:x1="1.909cm" svg:y1="5.445cm" svg:x2="2.544cm" svg:y2="5.445cm">
          <text:p/>
        </draw:line>
        <draw:custom-shape draw:style-name="gr1" draw:text-style-name="P1" draw:layer="layout" svg:width="0.952cm" svg:height="0.938cm" draw:transform="skewX (-0.0106465084371654) rotate (-0.248011286708394) translate (1.856cm 7.03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226cm" svg:y1="9.034cm" svg:x2="2.226cm" svg:y2="8.082cm">
          <text:p/>
        </draw:line>
        <draw:line draw:style-name="gr3" draw:text-style-name="P3" draw:layer="layout" svg:x1="1.909cm" svg:y1="9.351cm" svg:x2="2.226cm" svg:y2="9.033cm">
          <text:p/>
        </draw:line>
        <draw:line draw:style-name="gr2" draw:text-style-name="P2" draw:layer="layout" svg:x1="2.227cm" svg:y1="9.034cm" svg:x2="2.544cm" svg:y2="9.351cm">
          <text:p/>
        </draw:line>
        <draw:line draw:style-name="gr2" draw:text-style-name="P2" draw:layer="layout" svg:x1="1.909cm" svg:y1="8.399cm" svg:x2="2.544cm" svg:y2="8.399cm">
          <text:p/>
        </draw:line>
        <draw:custom-shape draw:style-name="gr1" draw:text-style-name="P1" draw:layer="layout" svg:width="0.952cm" svg:height="0.938cm" draw:transform="skewX (-0.0106465084371654) rotate (-0.248011286708394) translate (1.982cm 15.50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352cm" svg:y1="17.51cm" svg:x2="2.352cm" svg:y2="16.558cm">
          <text:p/>
        </draw:line>
        <draw:line draw:style-name="gr3" draw:text-style-name="P3" draw:layer="layout" svg:x1="2.035cm" svg:y1="17.827cm" svg:x2="2.352cm" svg:y2="17.509cm">
          <text:p/>
        </draw:line>
        <draw:line draw:style-name="gr2" draw:text-style-name="P2" draw:layer="layout" svg:x1="2.353cm" svg:y1="17.51cm" svg:x2="2.67cm" svg:y2="17.827cm">
          <text:p/>
        </draw:line>
        <draw:line draw:style-name="gr2" draw:text-style-name="P2" draw:layer="layout" svg:x1="2.035cm" svg:y1="16.875cm" svg:x2="2.67cm" svg:y2="16.875cm">
          <text:p/>
        </draw:line>
        <draw:custom-shape draw:style-name="gr1" draw:text-style-name="P1" draw:layer="layout" svg:width="0.952cm" svg:height="0.938cm" draw:transform="skewX (-0.0106465084371654) rotate (-0.248011286708394) translate (1.982cm 9.8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352cm" svg:y1="11.892cm" svg:x2="2.352cm" svg:y2="10.94cm">
          <text:p/>
        </draw:line>
        <draw:line draw:style-name="gr3" draw:text-style-name="P3" draw:layer="layout" svg:x1="2.035cm" svg:y1="12.209cm" svg:x2="2.352cm" svg:y2="11.891cm">
          <text:p/>
        </draw:line>
        <draw:line draw:style-name="gr2" draw:text-style-name="P2" draw:layer="layout" svg:x1="2.353cm" svg:y1="11.892cm" svg:x2="2.67cm" svg:y2="12.209cm">
          <text:p/>
        </draw:line>
        <draw:line draw:style-name="gr2" draw:text-style-name="P2" draw:layer="layout" svg:x1="2.035cm" svg:y1="11.257cm" svg:x2="2.67cm" svg:y2="11.257cm">
          <text:p/>
        </draw:line>
        <draw:custom-shape draw:style-name="gr1" draw:text-style-name="P1" draw:layer="layout" svg:width="0.952cm" svg:height="0.938cm" draw:transform="skewX (-0.0106465084371654) rotate (-0.248011286708394) translate (1.856cm 21.2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226cm" svg:y1="23.225cm" svg:x2="2.226cm" svg:y2="22.273cm">
          <text:p/>
        </draw:line>
        <draw:line draw:style-name="gr3" draw:text-style-name="P3" draw:layer="layout" svg:x1="1.909cm" svg:y1="23.542cm" svg:x2="2.226cm" svg:y2="23.224cm">
          <text:p/>
        </draw:line>
        <draw:line draw:style-name="gr2" draw:text-style-name="P2" draw:layer="layout" svg:x1="2.227cm" svg:y1="23.225cm" svg:x2="2.544cm" svg:y2="23.542cm">
          <text:p/>
        </draw:line>
        <draw:line draw:style-name="gr2" draw:text-style-name="P2" draw:layer="layout" svg:x1="1.909cm" svg:y1="22.59cm" svg:x2="2.544cm" svg:y2="22.59cm">
          <text:p/>
        </draw:line>
        <draw:custom-shape draw:style-name="gr1" draw:text-style-name="P1" draw:layer="layout" svg:width="0.952cm" svg:height="0.938cm" draw:transform="skewX (-0.0106465084371654) rotate (-0.248011286708394) translate (1.982cm 12.6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352cm" svg:y1="14.653cm" svg:x2="2.352cm" svg:y2="13.701cm">
          <text:p/>
        </draw:line>
        <draw:line draw:style-name="gr3" draw:text-style-name="P3" draw:layer="layout" svg:x1="2.035cm" svg:y1="14.97cm" svg:x2="2.352cm" svg:y2="14.652cm">
          <text:p/>
        </draw:line>
        <draw:line draw:style-name="gr2" draw:text-style-name="P2" draw:layer="layout" svg:x1="2.353cm" svg:y1="14.653cm" svg:x2="2.67cm" svg:y2="14.97cm">
          <text:p/>
        </draw:line>
        <draw:line draw:style-name="gr2" draw:text-style-name="P2" draw:layer="layout" svg:x1="2.035cm" svg:y1="14.018cm" svg:x2="2.67cm" svg:y2="14.018cm">
          <text:p/>
        </draw:line>
        <draw:custom-shape draw:style-name="gr1" draw:text-style-name="P1" draw:layer="layout" svg:width="0.952cm" svg:height="0.938cm" draw:transform="skewX (-0.0106465084371654) rotate (-0.248011286708394) translate (1.982cm 18.3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.352cm" svg:y1="20.368cm" svg:x2="2.352cm" svg:y2="19.416cm">
          <text:p/>
        </draw:line>
        <draw:line draw:style-name="gr3" draw:text-style-name="P3" draw:layer="layout" svg:x1="2.035cm" svg:y1="20.685cm" svg:x2="2.352cm" svg:y2="20.367cm">
          <text:p/>
        </draw:line>
        <draw:line draw:style-name="gr2" draw:text-style-name="P2" draw:layer="layout" svg:x1="2.353cm" svg:y1="20.368cm" svg:x2="2.67cm" svg:y2="20.685cm">
          <text:p/>
        </draw:line>
        <draw:line draw:style-name="gr2" draw:text-style-name="P2" draw:layer="layout" svg:x1="2.035cm" svg:y1="19.733cm" svg:x2="2.67cm" svg:y2="19.733cm">
          <text:p/>
        </draw:line>
        <draw:custom-shape draw:style-name="gr1" draw:text-style-name="P1" draw:layer="layout" svg:width="0.952cm" svg:height="0.938cm" draw:transform="skewX (-0.0106465084371654) rotate (-0.248011286708394) translate (19.541cm 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9.911cm" svg:y1="3.002cm" svg:x2="19.911cm" svg:y2="2.05cm">
          <text:p/>
        </draw:line>
        <draw:line draw:style-name="gr3" draw:text-style-name="P3" draw:layer="layout" svg:x1="19.594cm" svg:y1="3.319cm" svg:x2="19.911cm" svg:y2="3.001cm">
          <text:p/>
        </draw:line>
        <draw:line draw:style-name="gr2" draw:text-style-name="P2" draw:layer="layout" svg:x1="19.912cm" svg:y1="3.002cm" svg:x2="20.229cm" svg:y2="3.319cm">
          <text:p/>
        </draw:line>
        <draw:line draw:style-name="gr2" draw:text-style-name="P2" draw:layer="layout" svg:x1="19.594cm" svg:y1="2.367cm" svg:x2="20.229cm" svg:y2="2.367cm">
          <text:p/>
        </draw:line>
        <draw:custom-shape draw:style-name="gr1" draw:text-style-name="P1" draw:layer="layout" svg:width="0.952cm" svg:height="0.938cm" draw:transform="skewX (-0.0106465084371654) rotate (-0.248011286708394) translate (19.541cm 4.1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9.911cm" svg:y1="6.149cm" svg:x2="19.911cm" svg:y2="5.197cm">
          <text:p/>
        </draw:line>
        <draw:line draw:style-name="gr3" draw:text-style-name="P3" draw:layer="layout" svg:x1="19.594cm" svg:y1="6.466cm" svg:x2="19.911cm" svg:y2="6.148cm">
          <text:p/>
        </draw:line>
        <draw:line draw:style-name="gr2" draw:text-style-name="P2" draw:layer="layout" svg:x1="19.912cm" svg:y1="6.149cm" svg:x2="20.229cm" svg:y2="6.466cm">
          <text:p/>
        </draw:line>
        <draw:line draw:style-name="gr2" draw:text-style-name="P2" draw:layer="layout" svg:x1="19.594cm" svg:y1="5.514cm" svg:x2="20.229cm" svg:y2="5.514cm">
          <text:p/>
        </draw:line>
        <draw:custom-shape draw:style-name="gr1" draw:text-style-name="P1" draw:layer="layout" svg:width="0.952cm" svg:height="0.938cm" draw:transform="skewX (-0.0106465084371654) rotate (-0.248011286708394) translate (19.541cm 7.1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9.911cm" svg:y1="9.103cm" svg:x2="19.911cm" svg:y2="8.151cm">
          <text:p/>
        </draw:line>
        <draw:line draw:style-name="gr3" draw:text-style-name="P3" draw:layer="layout" svg:x1="19.594cm" svg:y1="9.42cm" svg:x2="19.911cm" svg:y2="9.102cm">
          <text:p/>
        </draw:line>
        <draw:line draw:style-name="gr2" draw:text-style-name="P2" draw:layer="layout" svg:x1="19.912cm" svg:y1="9.103cm" svg:x2="20.229cm" svg:y2="9.42cm">
          <text:p/>
        </draw:line>
        <draw:line draw:style-name="gr2" draw:text-style-name="P2" draw:layer="layout" svg:x1="19.594cm" svg:y1="8.468cm" svg:x2="20.229cm" svg:y2="8.468cm">
          <text:p/>
        </draw:line>
        <draw:custom-shape draw:style-name="gr1" draw:text-style-name="P1" draw:layer="layout" svg:width="0.952cm" svg:height="0.938cm" draw:transform="skewX (-0.0106465084371654) rotate (-0.248011286708394) translate (19.667cm 15.57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0.037cm" svg:y1="17.579cm" svg:x2="20.037cm" svg:y2="16.627cm">
          <text:p/>
        </draw:line>
        <draw:line draw:style-name="gr3" draw:text-style-name="P3" draw:layer="layout" svg:x1="19.72cm" svg:y1="17.896cm" svg:x2="20.037cm" svg:y2="17.578cm">
          <text:p/>
        </draw:line>
        <draw:line draw:style-name="gr2" draw:text-style-name="P2" draw:layer="layout" svg:x1="20.038cm" svg:y1="17.579cm" svg:x2="20.355cm" svg:y2="17.896cm">
          <text:p/>
        </draw:line>
        <draw:line draw:style-name="gr2" draw:text-style-name="P2" draw:layer="layout" svg:x1="19.72cm" svg:y1="16.944cm" svg:x2="20.355cm" svg:y2="16.944cm">
          <text:p/>
        </draw:line>
        <draw:custom-shape draw:style-name="gr1" draw:text-style-name="P1" draw:layer="layout" svg:width="0.952cm" svg:height="0.938cm" draw:transform="skewX (-0.0106465084371654) rotate (-0.248011286708394) translate (19.667cm 9.9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0.037cm" svg:y1="11.961cm" svg:x2="20.037cm" svg:y2="11.009cm">
          <text:p/>
        </draw:line>
        <draw:line draw:style-name="gr3" draw:text-style-name="P3" draw:layer="layout" svg:x1="19.72cm" svg:y1="12.278cm" svg:x2="20.037cm" svg:y2="11.96cm">
          <text:p/>
        </draw:line>
        <draw:line draw:style-name="gr2" draw:text-style-name="P2" draw:layer="layout" svg:x1="20.038cm" svg:y1="11.961cm" svg:x2="20.355cm" svg:y2="12.278cm">
          <text:p/>
        </draw:line>
        <draw:line draw:style-name="gr2" draw:text-style-name="P2" draw:layer="layout" svg:x1="19.72cm" svg:y1="11.326cm" svg:x2="20.355cm" svg:y2="11.326cm">
          <text:p/>
        </draw:line>
        <draw:custom-shape draw:style-name="gr1" draw:text-style-name="P1" draw:layer="layout" svg:width="0.952cm" svg:height="0.938cm" draw:transform="skewX (-0.0106465084371654) rotate (-0.248011286708394) translate (19.541cm 21.2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9.911cm" svg:y1="23.294cm" svg:x2="19.911cm" svg:y2="22.342cm">
          <text:p/>
        </draw:line>
        <draw:line draw:style-name="gr3" draw:text-style-name="P3" draw:layer="layout" svg:x1="19.594cm" svg:y1="23.611cm" svg:x2="19.911cm" svg:y2="23.293cm">
          <text:p/>
        </draw:line>
        <draw:line draw:style-name="gr2" draw:text-style-name="P2" draw:layer="layout" svg:x1="19.912cm" svg:y1="23.294cm" svg:x2="20.229cm" svg:y2="23.611cm">
          <text:p/>
        </draw:line>
        <draw:line draw:style-name="gr2" draw:text-style-name="P2" draw:layer="layout" svg:x1="19.594cm" svg:y1="22.659cm" svg:x2="20.229cm" svg:y2="22.659cm">
          <text:p/>
        </draw:line>
        <draw:custom-shape draw:style-name="gr1" draw:text-style-name="P1" draw:layer="layout" svg:width="0.952cm" svg:height="0.938cm" draw:transform="skewX (-0.0106465084371654) rotate (-0.248011286708394) translate (19.667cm 12.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0.037cm" svg:y1="14.722cm" svg:x2="20.037cm" svg:y2="13.77cm">
          <text:p/>
        </draw:line>
        <draw:line draw:style-name="gr3" draw:text-style-name="P3" draw:layer="layout" svg:x1="19.72cm" svg:y1="15.039cm" svg:x2="20.037cm" svg:y2="14.721cm">
          <text:p/>
        </draw:line>
        <draw:line draw:style-name="gr2" draw:text-style-name="P2" draw:layer="layout" svg:x1="20.038cm" svg:y1="14.722cm" svg:x2="20.355cm" svg:y2="15.039cm">
          <text:p/>
        </draw:line>
        <draw:line draw:style-name="gr2" draw:text-style-name="P2" draw:layer="layout" svg:x1="19.72cm" svg:y1="14.087cm" svg:x2="20.355cm" svg:y2="14.087cm">
          <text:p/>
        </draw:line>
        <draw:custom-shape draw:style-name="gr1" draw:text-style-name="P1" draw:layer="layout" svg:width="0.952cm" svg:height="0.938cm" draw:transform="skewX (-0.0106465084371654) rotate (-0.248011286708394) translate (19.667cm 18.4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20.037cm" svg:y1="20.437cm" svg:x2="20.037cm" svg:y2="19.485cm">
          <text:p/>
        </draw:line>
        <draw:line draw:style-name="gr3" draw:text-style-name="P3" draw:layer="layout" svg:x1="19.72cm" svg:y1="20.754cm" svg:x2="20.037cm" svg:y2="20.436cm">
          <text:p/>
        </draw:line>
        <draw:line draw:style-name="gr2" draw:text-style-name="P2" draw:layer="layout" svg:x1="20.038cm" svg:y1="20.437cm" svg:x2="20.355cm" svg:y2="20.754cm">
          <text:p/>
        </draw:line>
        <draw:line draw:style-name="gr2" draw:text-style-name="P2" draw:layer="layout" svg:x1="19.72cm" svg:y1="19.802cm" svg:x2="20.355cm" svg:y2="19.802cm">
          <text:p/>
        </draw:line>
        <draw:custom-shape draw:style-name="gr4" draw:text-style-name="P1" draw:layer="layout" svg:width="2.54cm" svg:height="1.27cm" svg:x="4.25cm" svg:y="1.927cm">
          <text:p text:style-name="P3"><text:span text:style-name="T1">na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1.27cm" svg:x="9.572cm" svg:y="1.952cm">
          <text:p text:style-name="P3"><text:span text:style-name="T1">Proverka kred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1.27cm" svg:x="14.652cm" svg:y="1.952cm">
          <text:p text:style-name="P3"><text:span text:style-name="T1">uspes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2.27cm" svg:x2="4.492cm" svg:y2="2.27cm">
          <text:p/>
        </draw:line>
        <draw:line draw:style-name="gr5" draw:text-style-name="P2" draw:layer="layout" svg:x1="6.715cm" svg:y1="2.587cm" svg:x2="9.572cm" svg:y2="2.587cm">
          <text:p/>
        </draw:line>
        <draw:line draw:style-name="gr6" draw:text-style-name="P2" draw:layer="layout" svg:x1="12.112cm" svg:y1="2.587cm" svg:x2="14.652cm" svg:y2="2.587cm">
          <text:p/>
        </draw:line>
        <draw:line draw:style-name="gr2" draw:text-style-name="P2" draw:layer="layout" svg:x1="19.732cm" svg:y1="2.27cm" svg:x2="17.192cm" svg:y2="2.27cm">
          <text:p/>
        </draw:line>
        <draw:custom-shape draw:style-name="gr7" draw:text-style-name="P1" draw:layer="layout" svg:width="2.857cm" svg:height="1.27cm" svg:x="4.81cm" svg:y="4.81cm">
          <text:p text:style-name="P3"><text:span text:style-name="T1">Izbira profe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58cm" svg:height="1.27cm" svg:x="11.477cm" svg:y="4.81cm">
          <text:p text:style-name="P3"><text:span text:style-name="T2">Izbira 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5.445cm" svg:x2="4.81cm" svg:y2="5.445cm">
          <text:p/>
        </draw:line>
        <draw:line draw:style-name="gr2" draw:text-style-name="P2" draw:layer="layout" svg:x1="14.335cm" svg:y1="5.445cm" svg:x2="19.732cm" svg:y2="5.445cm">
          <text:p/>
        </draw:line>
        <draw:line draw:style-name="gr9" draw:text-style-name="P2" draw:layer="layout" svg:x1="7.667cm" svg:y1="5.445cm" svg:x2="11.477cm" svg:y2="5.445cm">
          <text:p/>
        </draw:line>
        <draw:line draw:style-name="gr10" draw:text-style-name="P2" draw:layer="layout" svg:x1="14.97cm" svg:y1="2.905cm" svg:x2="7.35cm" svg:y2="5.127cm">
          <text:p/>
        </draw:line>
        <draw:custom-shape draw:style-name="gr11" draw:text-style-name="P1" draw:layer="layout" svg:width="3.175cm" svg:height="1.27cm" svg:x="8.302cm" svg:y="7.985cm">
          <text:p text:style-name="P3"><text:span text:style-name="T2">Prijava diploms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8.302cm" svg:x2="8.62cm" svg:y2="8.302cm">
          <text:p/>
        </draw:line>
        <draw:line draw:style-name="gr2" draw:text-style-name="P2" draw:layer="layout" svg:x1="19.415cm" svg:y1="8.62cm" svg:x2="11.477cm" svg:y2="8.62cm">
          <text:p/>
        </draw:line>
        <draw:custom-shape draw:style-name="gr12" draw:text-style-name="P1" draw:layer="layout" svg:width="3.493cm" svg:height="1.27cm" svg:x="5.127cm" svg:y="10.842cm">
          <text:p text:style-name="P3"><text:span text:style-name="T2">Pregled validn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493cm" svg:height="1.588cm" svg:x="12.747cm" svg:y="10.842cm">
          <text:p text:style-name="P3"><text:span text:style-name="T1">Izvestuvan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11.16cm" svg:x2="5.445cm" svg:y2="11.16cm">
          <text:p/>
        </draw:line>
        <draw:line draw:style-name="gr14" draw:text-style-name="P2" draw:layer="layout" svg:x1="8.62cm" svg:y1="11.477cm" svg:x2="12.747cm" svg:y2="11.477cm">
          <text:p/>
        </draw:line>
        <draw:line draw:style-name="gr2" draw:text-style-name="P2" draw:layer="layout" svg:x1="16.24cm" svg:y1="11.477cm" svg:x2="20.05cm" svg:y2="11.477cm">
          <text:p/>
        </draw:line>
        <draw:custom-shape draw:style-name="gr15" draw:text-style-name="P4" draw:layer="layout" svg:width="4.127cm" svg:height="1.587cm" svg:x="8.62cm" svg:y="13.7cm">
          <text:p text:style-name="P3"><text:span text:style-name="T2">Predavanje tru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14.017cm" svg:x2="9.255cm" svg:y2="14.017cm">
          <text:p/>
        </draw:line>
        <draw:line draw:style-name="gr2" draw:text-style-name="P2" draw:layer="layout" svg:x1="19.732cm" svg:y1="14.017cm" svg:x2="12.43cm" svg:y2="14.335cm">
          <text:p/>
        </draw:line>
        <draw:line draw:style-name="gr16" draw:text-style-name="P2" draw:layer="layout" svg:x1="2.587cm" svg:y1="15.922cm" svg:x2="7.032cm" svg:y2="16.24cm">
          <text:p/>
        </draw:line>
        <draw:line draw:style-name="gr17" draw:text-style-name="P2" draw:layer="layout" svg:x1="2.587cm" svg:y1="16.557cm" svg:x2="8.302cm" svg:y2="17.827cm">
          <text:p/>
        </draw:line>
        <draw:custom-shape draw:style-name="gr18" draw:text-style-name="P1" draw:layer="layout" svg:width="3.81cm" svg:height="1.27cm" svg:x="7.032cm" svg:y="15.605cm">
          <text:p text:style-name="P3"><text:span text:style-name="T3">Izberi uloga men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3.175cm" svg:height="1.27cm" svg:x="8.302cm" svg:y="17.192cm">
          <text:p text:style-name="P3"><text:span text:style-name="T3">Izberi uloga komisi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842cm" svg:y1="16.24cm" svg:x2="19.732cm" svg:y2="16.24cm">
          <text:p/>
        </draw:line>
        <draw:line draw:style-name="gr2" draw:text-style-name="P2" draw:layer="layout" svg:x1="11.477cm" svg:y1="18.145cm" svg:x2="19.732cm" svg:y2="16.557cm">
          <text:p/>
        </draw:line>
        <draw:custom-shape draw:style-name="gr18" draw:text-style-name="P1" draw:layer="layout" svg:width="3.81cm" svg:height="1.27cm" svg:x="4.492cm" svg:y="19.732cm">
          <text:p text:style-name="P3"><text:span text:style-name="T2">Dodeli ili izmeni 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19.415cm" svg:x2="4.81cm" svg:y2="20.05cm">
          <text:p/>
        </draw:line>
        <draw:line draw:style-name="gr19" draw:text-style-name="P2" draw:layer="layout" svg:x1="8.302cm" svg:y1="20.367cm" svg:x2="11.16cm" svg:y2="20.367cm">
          <text:p/>
        </draw:line>
        <draw:custom-shape draw:style-name="gr20" draw:text-style-name="P1" draw:layer="layout" svg:width="3.492cm" svg:height="1.27cm" svg:x="11.207cm" svg:y="19.721cm">
          <text:p text:style-name="P3"><text:span text:style-name="T2">Izberi komisi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58cm" svg:height="1.27cm" svg:x="15.922cm" svg:y="19.732cm">
          <text:p text:style-name="P3"><text:span text:style-name="T2">Izbor dat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4.652cm" svg:y1="20.367cm" svg:x2="15.922cm" svg:y2="20.367cm">
          <text:p/>
        </draw:line>
        <draw:line draw:style-name="gr2" draw:text-style-name="P2" draw:layer="layout" svg:x1="18.78cm" svg:y1="20.05cm" svg:x2="19.732cm" svg:y2="19.415cm">
          <text:p/>
        </draw:line>
        <draw:custom-shape draw:style-name="gr22" draw:text-style-name="P1" draw:layer="layout" svg:width="2.857cm" svg:height="1.588cm" svg:x="5.445cm" svg:y="22.272cm">
          <text:p text:style-name="P3"><text:span text:style-name="T4">dat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.493cm" svg:height="1.588cm" svg:x="11.477cm" svg:y="22.272cm">
          <text:p text:style-name="P3"><text:span text:style-name="T2">Oceni diploms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7cm" svg:y1="22.59cm" svg:x2="5.762cm" svg:y2="22.907cm">
          <text:p/>
        </draw:line>
        <draw:line draw:style-name="gr24" draw:text-style-name="P2" draw:layer="layout" svg:x1="8.302cm" svg:y1="22.907cm" svg:x2="11.477cm" svg:y2="23.225cm">
          <text:p/>
        </draw:line>
        <draw:line draw:style-name="gr2" draw:text-style-name="P2" draw:layer="layout" svg:x1="14.97cm" svg:y1="22.907cm" svg:x2="19.732cm" svg:y2="22.59cm">
          <text:p/>
        </draw:line>
        <draw:frame draw:style-name="gr25" draw:text-style-name="P5" draw:layer="layout" svg:width="2.54cm" svg:height="0.662cm" svg:x="6.715cm" svg:y="1.635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12.112cm" svg:y="1.608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7.985cm" svg:y="3.54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8.302cm" svg:y="4.81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14.017cm" svg:y="19.097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6.715cm" svg:y="1.635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8.62cm" svg:y="22.245cm">
          <draw:text-box>
            <text:p><text:span text:style-name="T5">&lt;&lt;include&gt;&gt;</text:span></text:p>
          </draw:text-box>
        </draw:frame>
        <draw:frame draw:style-name="gr25" draw:text-style-name="P5" draw:layer="layout" svg:width="2.54cm" svg:height="0.662cm" svg:x="8.302cm" svg:y="19.705cm">
          <draw:text-box>
            <text:p><text:span text:style-name="T5">&lt;&lt;include&gt;&gt;</text:span></text:p>
          </draw:text-box>
        </draw:frame>
        <draw:frame draw:style-name="gr26" draw:text-style-name="P5" draw:layer="layout" svg:width="2.54cm" svg:height="0.662cm" svg:x="1.317cm" svg:y="3.222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.317cm" svg:y="6.397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.317cm" svg:y="9.255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.317cm" svg:y="14.943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8.78cm" svg:y="3.222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9.097cm" svg:y="12.378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9.05cm" svg:y="24.15cm">
          <draw:text-box>
            <text:p><text:span text:style-name="T5">Student</text:span></text:p>
          </draw:text-box>
        </draw:frame>
        <draw:frame draw:style-name="gr26" draw:text-style-name="P5" draw:layer="layout" svg:width="2.54cm" svg:height="0.662cm" svg:x="1.317cm" svg:y="12.085cm">
          <draw:text-box>
            <text:p><text:span text:style-name="T5">Sluzbenik</text:span></text:p>
          </draw:text-box>
        </draw:frame>
        <draw:frame draw:style-name="gr26" draw:text-style-name="P5" draw:layer="layout" svg:width="2.54cm" svg:height="0.662cm" svg:x="1.317cm" svg:y="17.827cm">
          <draw:text-box>
            <text:p><text:span text:style-name="T5">Profesor</text:span></text:p>
          </draw:text-box>
        </draw:frame>
        <draw:frame draw:style-name="gr27" draw:text-style-name="P5" draw:layer="layout" svg:width="3.493cm" svg:height="1.073cm" svg:x="0.682cm" svg:y="20.685cm">
          <draw:text-box>
            <text:p><text:span text:style-name="T5">Profesor mentor</text:span></text:p>
          </draw:text-box>
        </draw:frame>
        <draw:frame draw:style-name="gr26" draw:text-style-name="P5" draw:layer="layout" svg:width="2.54cm" svg:height="0.662cm" svg:x="1.317cm" svg:y="17.827cm">
          <draw:text-box>
            <text:p><text:span text:style-name="T5">Profesor</text:span></text:p>
          </draw:text-box>
        </draw:frame>
        <draw:frame draw:style-name="gr27" draw:text-style-name="P5" draw:layer="layout" svg:width="3.493cm" svg:height="1.073cm" svg:x="0.267cm" svg:y="23.828cm">
          <draw:text-box>
            <text:p><text:span text:style-name="T5">Profesor komisija</text:span></text:p>
          </draw:text-box>
        </draw:frame>
        <draw:frame draw:style-name="gr25" draw:text-style-name="P5" draw:layer="layout" svg:width="2.54cm" svg:height="0.662cm" svg:x="19.01cm" svg:y="6.447cm">
          <draw:text-box>
            <text:p><text:span text:style-name="T5">Profesor</text:span></text:p>
          </draw:text-box>
        </draw:frame>
        <draw:frame draw:style-name="gr25" draw:text-style-name="P5" draw:layer="layout" svg:width="2.54cm" svg:height="0.662cm" svg:x="19.05cm" svg:y="9.545cm">
          <draw:text-box>
            <text:p><text:span text:style-name="T5">Sluzbenik</text:span></text:p>
          </draw:text-box>
        </draw:frame>
        <draw:frame draw:style-name="gr26" draw:text-style-name="P5" draw:layer="layout" svg:width="2.54cm" svg:height="0.662cm" svg:x="19.097cm" svg:y="14.97cm">
          <draw:text-box>
            <text:p><text:span text:style-name="T5">Profesor</text:span></text:p>
          </draw:text-box>
        </draw:frame>
        <draw:frame draw:style-name="gr26" draw:text-style-name="P5" draw:layer="layout" svg:width="2.54cm" svg:height="0.662cm" svg:x="19.05cm" svg:y="17.827cm">
          <draw:text-box>
            <text:p><text:span text:style-name="T5">Profesor</text:span></text:p>
          </draw:text-box>
        </draw:frame>
        <draw:frame draw:style-name="gr26" draw:text-style-name="P5" draw:layer="layout" svg:width="2.54cm" svg:height="0.662cm" svg:x="19.097cm" svg:y="14.97cm">
          <draw:text-box>
            <text:p><text:span text:style-name="T5">Profesor</text:span></text:p>
          </draw:text-box>
        </draw:frame>
        <draw:frame draw:style-name="gr27" draw:text-style-name="P5" draw:layer="layout" svg:width="4.128cm" svg:height="1.073cm" svg:x="18.755cm" svg:y="20.849cm">
          <draw:text-box>
            <text:p><text:span text:style-name="T2">Profesor mentor</text:span></text:p>
          </draw:text-box>
        </draw:frame>
        <draw:frame draw:style-name="gr25" draw:text-style-name="P5" draw:layer="layout" svg:width="2.858cm" svg:height="0.662cm" svg:x="3.857cm" svg:y="15.287cm">
          <draw:text-box>
            <text:p><text:span text:style-name="T5">nasleduvanje</text:span></text:p>
          </draw:text-box>
        </draw:frame>
        <draw:line draw:style-name="gr2" draw:text-style-name="P2" draw:layer="layout" svg:x1="3.719cm" svg:y1="0.333cm" svg:x2="3.719cm" svg:y2="25.415cm">
          <text:p/>
        </draw:line>
        <draw:line draw:style-name="gr2" draw:text-style-name="P2" draw:layer="layout" svg:x1="3.857cm" svg:y1="0.365cm" svg:x2="19.097cm" svg:y2="0.365cm">
          <text:p/>
        </draw:line>
        <draw:line draw:style-name="gr2" draw:text-style-name="P2" draw:layer="layout" svg:x1="18.78cm" svg:y1="0.365cm" svg:x2="19.097cm" svg:y2="25.13cm">
          <text:p/>
        </draw:line>
        <draw:line draw:style-name="gr2" draw:text-style-name="P2" draw:layer="layout" svg:x1="3.857cm" svg:y1="25.13cm" svg:x2="19.097cm" svg:y2="25.13cm">
          <text:p/>
        </draw:line>
        <draw:frame draw:style-name="gr25" draw:text-style-name="P5" draw:layer="layout" svg:width="13.335cm" svg:height="0.645cm" svg:x="7.667cm" svg:y="0.365cm">
          <draw:text-box>
            <text:p><text:span text:style-name="T2">Elektronsko prijavuvanje diplomska rabota</text:span></text:p>
          </draw:text-box>
        </draw:frame>
        <draw:frame draw:style-name="gr28" draw:text-style-name="P5" draw:layer="layout" svg:width="6.033cm" svg:height="1.905cm" svg:x="0.682cm" svg:y="25.447cm">
          <draw:text-box>
            <text:p><text:span text:style-name="T6">Lab1,Usecase dijagram</text:span></text:p>
            <text:p><text:span text:style-name="T6">Kristina Kitrozoska 85-20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2T04:07:33.408633300</meta:creation-date>
    <dc:date>2025-03-22T05:55:11.615910500</dc:date>
    <meta:editing-duration>PT49M23S</meta:editing-duration>
    <meta:editing-cycles>2</meta:editing-cycles>
    <meta:generator>LibreOffice/25.2.1.2$Windows_X86_64 LibreOffice_project/d3abf4aee5fd705e4a92bba33a32f40bc4e56f49</meta:generator>
    <meta:document-statistic meta:object-count="155"/>
  </office:meta>
</office:document-meta>
</file>